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text-align="center" style:justify-single-word="false"/>
      <style:text-properties style:font-name="Tahoma"/>
    </style:style>
    <style:style style:name="P3" style:family="paragraph" style:parent-style-name="Standard">
      <style:paragraph-properties fo:text-align="start" style:justify-single-word="false"/>
      <style:text-properties style:font-name="Tahoma"/>
    </style:style>
    <style:style style:name="P4" style:family="paragraph" style:parent-style-name="Standard" style:list-style-name="L1">
      <style:text-properties style:font-name="Tahoma"/>
    </style:style>
    <style:style style:name="P5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Tahoma" fo:font-style="italic" style:font-style-asian="italic" style:font-style-complex="italic"/>
    </style:style>
    <style:style style:name="P7" style:family="paragraph" style:parent-style-name="Standard">
      <style:text-properties style:font-name="Tahoma" fo:font-weight="normal" style:font-weight-asian="normal" style:font-weight-complex="normal"/>
    </style:style>
    <style:style style:name="P8" style:family="paragraph">
      <style:text-properties style:font-name="Tahoma" fo:font-size="12pt" style:font-name-complex="Tahoma"/>
    </style:style>
    <style:style style:name="P9" style:family="paragraph">
      <style:text-properties style:font-name="F" fo:font-size="12pt"/>
    </style:style>
    <style:style style:name="P10" style:family="paragraph">
      <style:paragraph-properties fo:margin-left="0.635cm" fo:margin-right="0cm" fo:text-indent="-0.634cm"/>
      <style:text-properties style:font-name="Tahoma" fo:font-size="12pt" style:font-name-complex="Tahoma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905cm" fo:padding-top="0.199cm" fo:padding-bottom="0.199cm" fo:padding-left="0.199cm" fo:padding-right="0.199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eer Observation Form</text:p>
      <text:p text:style-name="P1"/>
      <text:p text:style-name="P6">While watching your groups presentations consider the success criteria:</text:p>
      <text:p text:style-name="P1"/>
      <text:list xml:id="list36477633" text:style-name="L1">
        <text:list-item>
          <text:p text:style-name="P4">Set purpose – to showcase and element of your DRIVE learning – this could look at everything you have covered about China or you could focus on one particular area and go into more detail</text:p>
          <text:p text:style-name="P4"/>
        </text:list-item>
        <text:list-item>
          <text:p text:style-name="P4">Set audience – you will be presenting to your peers at the end of the day so make sure it is suitable for a key stage three student</text:p>
        </text:list-item>
        <text:list-item>
          <text:p text:style-name="P4">Consider </text:p>
          <text:list>
            <text:list-item>
              <text:p text:style-name="P4">the language chosen</text:p>
            </text:list-item>
            <text:list-item>
              <text:p text:style-name="P4">the images chosen</text:p>
            </text:list-item>
            <text:list-item>
              <text:p text:style-name="P4">the colour scheme chosen</text:p>
            </text:list-item>
            <text:list-item>
              <text:p text:style-name="P4">the fonts chosen</text:p>
            </text:list-item>
          </text:list>
          <text:p text:style-name="P4"/>
        </text:list-item>
        <text:list-item>
          <text:p text:style-name="P4">Number of slides – at least ten</text:p>
          <text:p text:style-name="P4"/>
        </text:list-item>
        <text:list-item>
          <text:p text:style-name="P4">A suitable image on each slide</text:p>
          <text:p text:style-name="P4"/>
        </text:list-item>
        <text:list-item>
          <text:p text:style-name="P4">At least one image should be primary – something you have created or a photograph you have take</text:p>
          <text:p text:style-name="P4"/>
        </text:list-item>
        <text:list-item>
          <text:p text:style-name="P4">Suitable animation on each slide</text:p>
          <text:p text:style-name="P4"/>
        </text:list-item>
        <text:list-item>
          <text:p text:style-name="P4">Suitable slide transitions on each slide</text:p>
        </text:list-item>
      </text:list>
      <text:p text:style-name="P2"><draw:frame text:anchor-type="as-char" svg:y="0.958cm" draw:z-index="0" draw:style-name="gr1" draw:text-style-name="P8" svg:width="15.347cm" svg:height="3.975cm"><draw:text-box><text:p text:style-name="P8"><text:span text:style-name="T1">To gain extra credit you could also include:</text:span></text:p><text:p text:style-name="P9"/><text:p text:style-name="P10">At least one sound clip</text:p><text:p text:style-name="P10"/><text:p text:style-name="P10">At least one video clip</text:p><text:p text:style-name="P10"/><text:p text:style-name="P10">Hyperlinks and a contents page</text:p></draw:text-box></draw:frame></text:p>
      <text:p text:style-name="P1"/>
      <text:p text:style-name="P1"/>
      <text:p text:style-name="P7">Was the presentation delivered clearly and confidently?</text:p>
      <text:p text:style-name="P1"/>
      <text:p text:style-name="P3">Did the pair split their work load evenly between? (You will need to ask them about how they have worked together.)</text:p>
      <text:p text:style-name="P3"/>
      <text:p text:style-name="P3">Did the pair answer any questions well?</text:p>
      <text:p text:style-name="P3"/>
      <text:p text:style-name="P3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9T16:42:40.72</meta:creation-date>
    <meta:generator>StarOffice/9$Win32 OpenOffice.org_project/310m11$Build-9399</meta:generator>
    <dc:date>2010-10-19T16:51:29.29</dc:date>
    <meta:editing-duration>PT00H08M47S</meta:editing-duration>
    <meta:editing-cycles>4</meta:editing-cycles>
    <meta:document-statistic meta:table-count="0" meta:image-count="0" meta:object-count="0" meta:page-count="2" meta:paragraph-count="18" meta:word-count="178" meta:character-count="945"/>
  </office:meta>
</office:document-meta>
</file>